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12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1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size="10pt" style:font-size-asian="10pt" style:font-weight-asian="normal" style:font-size-complex="10pt"/>
    </style:style>
    <style:style style:name="gr1" style:family="graphic">
      <style:graphic-properties draw:ole-draw-aspect="1"/>
    </style:style>
    <style:style style:name="gr2" style:family="graphic">
      <style:graphic-properties draw:stroke="none" svg:stroke-color="#000000" draw:fill="none" draw:fill-color="#ffffff" fo:min-height="0.2311in"/>
    </style:style>
    <style:style style:name="gr3" style:family="graphic">
      <style:graphic-properties draw:stroke="none" svg:stroke-color="#000000" draw:fill="none" draw:fill-color="#ffffff" fo:min-height="0.1366in"/>
    </style:style>
    <style:style style:name="P1" style:family="paragraph"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1"/>
    </style:style>
    <style:style style:name="T3" style:family="text">
      <style:text-properties style:text-position="super 58%" style:font-size-asian="10pt" style:font-weight-asian="normal" style:font-size-complex="10pt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0657in" svg:y="1.8898in">
            <draw:object draw:notify-on-update-of-ranges="Sheet1.C9:Sheet1.C10 Sheet1.G4:Sheet1.G4 Sheet1.D5:Sheet1.D8 Sheet1.G5:Sheet1.G5 Sheet1.D9:Sheet1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0.3031in" svg:height="0.2311in" svg:x="4.6303in" svg:y="5.0528in">
            <draw:text-box>
              <text:p><text:span text:style-name="T1">50</text:span></text:p>
            </draw:text-box>
          </draw:frame>
          <draw:frame draw:z-index="2" draw:style-name="gr3" draw:text-style-name="P1" svg:width="0.1732in" svg:height="0.1559in" svg:x="5.9394in" svg:y="5.0315in">
            <draw:text-box>
              <text:p><text:span text:style-name="T1">70</text:span></text:p>
            </draw:text-box>
          </draw:frame>
          <draw:frame draw:z-index="3" draw:style-name="gr1" svg:width="6.2988in" svg:height="3.5429in" svg:x="1.0386in" svg:y="5.7469in">
            <draw:object draw:notify-on-update-of-ranges="Sheet1.C9:Sheet1.C10 Sheet1.G4:Sheet1.G4 Sheet1.E5:Sheet1.E8 Sheet1.G5:Sheet1.G5 Sheet1.E9:Sheet1.E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2" draw:text-style-name="P1" svg:width="0.3031in" svg:height="0.2311in" svg:x="4.598in" svg:y="8.9185in">
            <draw:text-box>
              <text:p><text:span text:style-name="T1">50</text:span></text:p>
            </draw:text-box>
          </draw:frame>
          <draw:frame draw:z-index="5" draw:style-name="gr3" draw:text-style-name="P1" svg:width="0.1732in" svg:height="0.1559in" svg:x="5.9071in" svg:y="8.8866in">
            <draw:text-box>
              <text:p><text:span text:style-name="T1">70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7" table:number-rows-spanned="1">
            <text:p>Lamellae Phase: Lamellar spacing (Lz) and Monomer Number Density (<text:span text:style-name="T2">ρ) for Various Diblock Copolymers</text:span>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" office:value-type="string" table:number-columns-spanned="6" table:number-rows-spanned="1">
            <text:p>***THESE ARE DUMMY CELLS FOR CREATING THE PLOTS. A CLEANER VERSION OF THE RAW DATA IS BELOW THE PLOTS***</text:p>
          </table:table-cell>
          <table:covered-table-cell table:number-columns-repeated="5"/>
        </table:table-row>
        <table:table-row table:style-name="ro2">
          <table:table-cell/>
          <table:table-cell table:style-name="ce2" office:value-type="string">
            <text:p>Type of Copolymer</text:p>
          </table:table-cell>
          <table:table-cell table:style-name="ce2" office:value-type="string">
            <text:p>Taper Length</text:p>
          </table:table-cell>
          <table:table-cell table:style-name="ce2" office:value-type="string">
            <text:p>Lz</text:p>
          </table:table-cell>
          <table:table-cell table:style-name="ce4" office:value-type="string">
            <text:p>ρ</text:p>
          </table:table-cell>
          <table:table-cell/>
          <table:table-cell table:style-name="ce6" office:value-type="string">
            <text:p>Tapered</text:p>
          </table:table-cell>
        </table:table-row>
        <table:table-row table:style-name="ro2">
          <table:table-cell/>
          <table:table-cell table:style-name="ce2" office:value-type="string">
            <text:p>diblock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.65265">
            <text:p>17.65265</text:p>
          </table:table-cell>
          <table:table-cell table:style-name="ce2" office:value-type="float" office:value="0.842260340218442">
            <text:p>0.8422603402</text:p>
          </table:table-cell>
          <table:table-cell/>
          <table:table-cell table:style-name="ce6" office:value-type="string">
            <text:p>Inverse Tapered</text:p>
          </table:table-cell>
        </table:table-row>
        <table:table-row table:style-name="ro2">
          <table:table-cell/>
          <table:table-cell table:style-name="ce2" office:value-type="string">
            <text:p>30% tapered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.1779">
            <text:p>17.1779</text:p>
          </table:table-cell>
          <table:table-cell table:style-name="ce2" office:value-type="float" office:value="0.838795240729039">
            <text:p>0.8387952407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50% tapered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6.4692">
            <text:p>16.4692</text:p>
          </table:table-cell>
          <table:table-cell table:style-name="ce2" office:value-type="float" office:value="0.834441079418856">
            <text:p>0.8344410794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70% tapered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5.31035">
            <text:p>15.31035</text:p>
          </table:table-cell>
          <table:table-cell table:style-name="ce2" office:value-type="float" office:value="0.828953834196933">
            <text:p>0.8289538342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3" table:style-name="ce2" office:value-type="float" office:value="0">
            <text:p>0</text:p>
          </table:table-cell>
          <table:table-cell/>
          <table:table-cell table:style-name="ce7" office:value-type="string">
            <text:p><text:span text:style-name="T3"/></text:p>
          </table:table-cell>
        </table:table-row>
        <table:table-row table:style-name="ro2">
          <table:table-cell/>
          <table:table-cell table:style-name="ce2" office:value-type="string">
            <text:p>30% inverse tapered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.9185">
            <text:p>14.9185</text:p>
          </table:table-cell>
          <table:table-cell table:style-name="ce2" office:value-type="float" office:value="0.830857988473344">
            <text:p>0.8308579885</text:p>
          </table:table-cell>
          <table:table-cell table:number-columns-repeated="2"/>
        </table:table-row>
        <table:table-row table:style-name="ro2" table:number-rows-repeated="47">
          <table:table-cell table:number-columns-repeated="7"/>
        </table:table-row>
        <table:table-row table:style-name="ro1">
          <table:table-cell/>
          <table:table-cell table:style-name="ce3" office:value-type="string">
            <text:p>Type of Copolymer</text:p>
          </table:table-cell>
          <table:table-cell table:style-name="ce3" office:value-type="string">
            <text:p>Taper Length</text:p>
          </table:table-cell>
          <table:table-cell table:style-name="ce3" office:value-type="string">
            <text:p>Lz</text:p>
          </table:table-cell>
          <table:table-cell table:style-name="ce5" office:value-type="string">
            <text:p>ρ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diblock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.65265">
            <text:p>17.65265</text:p>
          </table:table-cell>
          <table:table-cell table:style-name="ce3" office:value-type="float" office:value="0.842260340218442">
            <text:p>0.842260340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30% tapered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7.1779">
            <text:p>17.1779</text:p>
          </table:table-cell>
          <table:table-cell table:style-name="ce3" office:value-type="float" office:value="0.838795240729039">
            <text:p>0.838795240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50% tapered</text:p>
          </table:table-cell>
          <table:table-cell table:style-name="ce3" office:value-type="float" office:value="50">
            <text:p>50</text:p>
          </table:table-cell>
          <table:table-cell table:style-name="ce3" table:formula="of:=[.D7]" office:value-type="float" office:value="16.4692">
            <text:p>16.4692</text:p>
          </table:table-cell>
          <table:table-cell table:style-name="ce3" table:formula="of:=[.E7]" office:value-type="float" office:value="0.834441079418856">
            <text:p>0.834441079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70% tapered</text:p>
          </table:table-cell>
          <table:table-cell table:style-name="ce3" office:value-type="float" office:value="70">
            <text:p>70</text:p>
          </table:table-cell>
          <table:table-cell table:style-name="ce3" table:formula="of:=[.D8]" office:value-type="float" office:value="15.31035">
            <text:p>15.31035</text:p>
          </table:table-cell>
          <table:table-cell table:style-name="ce3" table:formula="of:=[.E8]" office:value-type="float" office:value="0.828953834196933">
            <text:p>0.828953834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30% inverse tapered</text:p>
          </table:table-cell>
          <table:table-cell table:style-name="ce3" office:value-type="float" office:value="30">
            <text:p>30</text:p>
          </table:table-cell>
          <table:table-cell table:style-name="ce3" table:formula="of:=[.D10]" office:value-type="float" office:value="14.9185">
            <text:p>14.9185</text:p>
          </table:table-cell>
          <table:table-cell table:style-name="ce3" table:formula="of:=[.E10]" office:value-type="float" office:value="0.830857988473344">
            <text:p>0.8308579885</text:p>
          </table:table-cell>
          <table:table-cell table:number-columns-repeated="2"/>
        </table:table-row>
        <table:table-row table:style-name="ro2" table:number-rows-repeated="104851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08:38</meta:creation-date>
    <dc:date>2016-06-09T09:53:07</dc:date>
    <meta:editing-duration>PT3H4M55S</meta:editing-duration>
    <meta:editing-cycles>8</meta:editing-cycles>
    <meta:generator>LibreOffice/3.5$Linux_X86_64 LibreOffice_project/350m1$Build-2</meta:generator>
    <meta:document-statistic meta:table-count="3" meta:cell-count="5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4" chart:maximum="18" chart:origin="0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color="#ff420e" svg:stroke-opacity="0%" draw:fill-color="#ff420e" draw:opacity="0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cm" chart:symbol-height="0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79cm" svg:y="0.3cm" chart:style-name="ch2">
          <text:p>Lamellar Spacing vs. Taper Length</text:p>
        </chart:title>
        <chart:legend svg:x="12.845cm" svg:y="4.118cm" style:legend-expansion="custom" chartooo:width="2.446cm" chartooo:height="1.66cm" style:legend-expansion-aspect-ratio="1.47349397590361" chart:style-name="ch3"/>
        <chart:plot-area chart:style-name="ch4" table:cell-range-address="Sheet1.C9:Sheet1.D10 Sheet1.G4:Sheet1.G5 Sheet1.D5:Sheet1.D8" chart:data-source-has-labels="both" svg:x="1.784cm" svg:y="1.078cm" svg:width="10.865cm" svg:height="7.4cm">
          <chartooo:coordinate-region svg:x="2.405cm" svg:y="1.277cm" svg:width="10.244cm" svg:height="6.554cm"/>
          <chart:axis chart:dimension="x" chart:name="primary-x" chart:style-name="ch5" chartooo:axis-type="text">
            <chart:title svg:x="6.371cm" svg:y="8.254cm" chart:style-name="ch6">
              <text:p>Taper Length, %</text:p>
            </chart:title>
            <chart:categories table:cell-range-address="Sheet1.C9:Sheet1.C10"/>
          </chart:axis>
          <chart:axis chart:dimension="y" chart:name="primary-y" chart:style-name="ch7">
            <chart:title svg:x="0.904cm" svg:y="6.595cm" chart:style-name="ch8">
              <text:p>Lamellar Spacing (Lz, σ)</text:p>
            </chart:title>
            <chart:grid chart:style-name="ch9" chart:class="major"/>
          </chart:axis>
          <chart:series chart:style-name="ch10" chart:values-cell-range-address="Sheet1.D5:Sheet1.D8" chart:label-cell-address="Sheet1.G4:Sheet1.G4" chart:class="chart:line">
            <chart:data-point chart:repeated="4"/>
          </chart:series>
          <chart:series chart:style-name="ch11" chart:values-cell-range-address="Sheet1.D9:Sheet1.D10" chart:label-cell-address="Sheet1.G5:Sheet1.G5" chart:class="chart:line"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pered</text:p>
                <draw:g>
                  <svg:desc>Sheet1.G4:Sheet1.G4</svg:desc>
                </draw:g>
              </table:table-cell>
              <table:table-cell office:value-type="string">
                <text:p>Inverse Tapered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9:Sheet1.C10</svg:desc>
                </draw:g>
              </table:table-cell>
              <table:table-cell office:value-type="float" office:value="17.65265">
                <text:p>17.65265</text:p>
                <draw:g>
                  <svg:desc>Sheet1.D5:Sheet1.D8</svg:desc>
                </draw:g>
              </table:table-cell>
              <table:table-cell office:value-type="float" office:value="0">
                <text:p>0</text:p>
                <draw:g>
                  <svg:desc>Sheet1.D9:Sheet1.D1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.1779">
                <text:p>17.1779</text:p>
              </table:table-cell>
              <table:table-cell office:value-type="float" office:value="14.9185">
                <text:p>14.9185</text:p>
              </table:table-cell>
            </table:table-row>
            <table:table-row>
              <table:table-cell office:value-type="string"/>
              <table:table-cell office:value-type="float" office:value="16.4692">
                <text:p>16.4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31035">
                <text:p>15.310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3pt" style:font-size-asian="13pt" style:font-size-complex="13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0.825" chart:maximum="0.85" chart:origin="0" chart:interval-major="0.00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/>
      <style:graphic-properties svg:stroke-color="#ff420e" svg:stroke-opacity="0%" draw:fill-color="#ff420e" draw:opacity="0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cm" chart:symbol-height="0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53cm" svg:y="0.302cm" chart:style-name="ch2">
          <text:p>Monomer Number Density vs. Taper Length</text:p>
        </chart:title>
        <chart:legend svg:x="12.845cm" svg:y="4.118cm" style:legend-expansion="custom" chartooo:width="2.446cm" chartooo:height="1.66cm" style:legend-expansion-aspect-ratio="1.47349397590361" chart:style-name="ch3"/>
        <chart:plot-area chart:style-name="ch4" table:cell-range-address="Sheet1.C9:Sheet1.C10 Sheet1.G4:Sheet1.G5 Sheet1.E5:Sheet1.E10" chart:data-source-has-labels="both" svg:x="1.307cm" svg:y="1.077cm" svg:width="11.342cm" svg:height="7.4cm">
          <chartooo:coordinate-region svg:x="2.405cm" svg:y="1.277cm" svg:width="10.244cm" svg:height="6.554cm"/>
          <chart:axis chart:dimension="x" chart:name="primary-x" chart:style-name="ch5" chartooo:axis-type="text">
            <chart:title svg:x="6.371cm" svg:y="8.254cm" chart:style-name="ch6">
              <text:p>Taper Length, %</text:p>
            </chart:title>
            <chart:categories table:cell-range-address="Sheet1.C9:Sheet1.C10"/>
          </chart:axis>
          <chart:axis chart:dimension="y" chart:name="primary-y" chart:style-name="ch7">
            <chart:title svg:x="0.427cm" svg:y="5.932cm" chart:style-name="ch8">
              <text:p>Density (ρ, σ-3)</text:p>
            </chart:title>
            <chart:grid chart:style-name="ch9" chart:class="major"/>
          </chart:axis>
          <chart:series chart:style-name="ch10" chart:values-cell-range-address="Sheet1.E5:Sheet1.E8" chart:label-cell-address="Sheet1.G4:Sheet1.G4" chart:class="chart:line">
            <chart:data-point chart:repeated="4"/>
          </chart:series>
          <chart:series chart:style-name="ch11" chart:values-cell-range-address="Sheet1.E9:Sheet1.E10" chart:label-cell-address="Sheet1.G5:Sheet1.G5" chart:class="chart:line"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pered</text:p>
                <draw:g>
                  <svg:desc>Sheet1.G4:Sheet1.G4</svg:desc>
                </draw:g>
              </table:table-cell>
              <table:table-cell office:value-type="string">
                <text:p>Inverse Tapered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9:Sheet1.C10</svg:desc>
                </draw:g>
              </table:table-cell>
              <table:table-cell office:value-type="float" office:value="0.842260340218442">
                <text:p>0.842260340218442</text:p>
                <draw:g>
                  <svg:desc>Sheet1.E5:Sheet1.E8</svg:desc>
                </draw:g>
              </table:table-cell>
              <table:table-cell office:value-type="float" office:value="0">
                <text:p>0</text:p>
                <draw:g>
                  <svg:desc>Sheet1.E9:Sheet1.E1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38795240729039">
                <text:p>0.838795240729039</text:p>
              </table:table-cell>
              <table:table-cell office:value-type="float" office:value="0.830857988473344">
                <text:p>0.830857988473344</text:p>
              </table:table-cell>
            </table:table-row>
            <table:table-row>
              <table:table-cell office:value-type="string"/>
              <table:table-cell office:value-type="float" office:value="0.834441079418856">
                <text:p>0.834441079418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8953834196933">
                <text:p>0.8289538341969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